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565cm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5.0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3.7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5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68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ellipse draw:style-name="gr1" draw:text-style-name="P1" xml:id="id3" draw:id="id3" draw:layer="layout" svg:width="2cm" svg:height="0.9cm" svg:x="12.472cm" svg:y="2.74cm">
          <text:p/>
        </draw:ellipse>
        <draw:frame draw:style-name="gr2" draw:text-style-name="P2" xml:id="id4" draw:id="id4" draw:layer="layout" svg:width="1.806cm" svg:height="0.64cm" svg:x="12.666cm" svg:y="2.9cm">
          <draw:text-box>
            <text:p><text:span text:style-name="T1">Running</text:span></text:p>
          </draw:text-box>
        </draw:frame>
        <draw:ellipse draw:style-name="gr1" draw:text-style-name="P1" xml:id="id2" draw:id="id2" draw:layer="layout" svg:width="2cm" svg:height="0.9cm" svg:x="7.772cm" svg:y="8.84cm">
          <text:p/>
        </draw:ellipse>
        <draw:frame draw:style-name="gr3" draw:text-style-name="P2" draw:layer="layout" svg:width="1.806cm" svg:height="0.64cm" svg:x="7.872cm" svg:y="9cm">
          <draw:text-box>
            <text:p><text:span text:style-name="T1">Stopped</text:span></text:p>
          </draw:text-box>
        </draw:frame>
        <draw:ellipse draw:style-name="gr1" draw:text-style-name="P1" xml:id="id1" draw:id="id1" draw:layer="layout" svg:width="2cm" svg:height="0.9cm" svg:x="4.972cm" svg:y="4.44cm">
          <text:p/>
        </draw:ellipse>
        <draw:frame draw:style-name="gr4" draw:text-style-name="P2" draw:layer="layout" svg:width="1.065cm" svg:height="0.64cm" svg:x="5.472cm" svg:y="4.6cm">
          <draw:text-box>
            <text:p><text:span text:style-name="T1">Idle</text:span></text:p>
          </draw:text-box>
        </draw:frame>
        <draw:connector draw:style-name="gr5" draw:text-style-name="P1" draw:layer="layout" draw:type="curve" svg:x1="4.972cm" svg:y1="4.89cm" svg:x2="7.772cm" svg:y2="9.29cm" draw:start-shape="id1" draw:start-glue-point="3" draw:end-shape="id2" draw:end-glue-point="3" svg:d="M4972 4890c-751 0-2151 4400 2800 4400">
          <text:p/>
        </draw:connector>
        <draw:connector draw:style-name="gr6" draw:text-style-name="P1" draw:layer="layout" draw:type="curve" draw:line-skew="-0.65cm" svg:x1="5.972cm" svg:y1="5.34cm" svg:x2="8.772cm" svg:y2="8.84cm" draw:start-shape="id1" draw:start-glue-point="2" draw:end-shape="id2" draw:end-glue-point="0" svg:d="M5972 5340c0 1650 2800-100 2800 3500">
          <text:p/>
        </draw:connector>
        <draw:connector draw:style-name="gr6" draw:text-style-name="P1" draw:layer="layout" draw:type="curve" svg:x1="5.972cm" svg:y1="4.44cm" svg:x2="12.472cm" svg:y2="3.19cm" draw:start-shape="id1" draw:start-glue-point="0" draw:end-shape="id3" draw:end-glue-point="3" svg:d="M5972 4440c0-834 2166-1250 6500-1250">
          <text:p/>
        </draw:connector>
        <draw:connector draw:style-name="gr6" draw:text-style-name="P1" draw:layer="layout" draw:type="curve" draw:line-skew="2.303cm" svg:x1="14.472cm" svg:y1="3.22cm" svg:x2="9.772cm" svg:y2="9.29cm" draw:start-shape="id4" draw:start-glue-point="1" draw:end-shape="id2" draw:end-glue-point="1" svg:d="M14472 3220c4204 0 6554 6070-4700 6070">
          <text:p/>
        </draw:connector>
        <draw:frame draw:style-name="gr7" draw:text-style-name="P2" draw:layer="layout" svg:width="5.59cm" svg:height="0.64cm" svg:x="6.814cm" svg:y="2.4cm">
          <draw:text-box>
            <text:p><text:span text:style-name="T1">cmdStart AND RunPermissions</text:span></text:p>
          </draw:text-box>
        </draw:frame>
        <draw:line draw:style-name="gr8" draw:text-style-name="P1" draw:layer="layout" svg:x1="9.272cm" svg:y1="2.94cm" svg:x2="9.372cm" svg:y2="3.54cm">
          <text:p/>
        </draw:line>
        <draw:line draw:style-name="gr8" draw:text-style-name="P1" draw:layer="layout" svg:x1="16.2cm" svg:y1="7.8cm" svg:x2="16.7cm" svg:y2="8.2cm">
          <text:p/>
        </draw:line>
        <draw:frame draw:style-name="gr9" draw:text-style-name="P2" draw:layer="layout" svg:width="4.236cm" svg:height="1.807cm" svg:x="15.8cm" svg:y="8.2cm">
          <draw:text-box>
            <text:p><text:span text:style-name="T1">Sequence complete OR</text:span></text:p>
            <text:p><text:span text:style-name="T1">cmdStop OR</text:span></text:p>
            <text:p><text:span text:style-name="T1">NOT StartPermissions</text:span></text:p>
            <text:p><text:span text:style-name="T1"/></text:p>
          </draw:text-box>
        </draw:frame>
        <draw:line draw:style-name="gr8" draw:text-style-name="P1" draw:layer="layout" svg:x1="3.8cm" svg:y1="7.6cm" svg:x2="4.4cm" svg:y2="7.4cm">
          <text:p/>
        </draw:line>
        <draw:frame draw:style-name="gr10" draw:text-style-name="P2" draw:layer="layout" svg:width="3.3cm" svg:height="0.7cm" svg:x="1cm" svg:y="7.5cm">
          <draw:text-box>
            <text:p><text:span text:style-name="T1">StartPermissions</text:span></text:p>
          </draw:text-box>
        </draw:frame>
        <draw:line draw:style-name="gr8" draw:text-style-name="P1" draw:layer="layout" svg:x1="7.9cm" svg:y1="6.3cm" svg:x2="7.4cm" svg:y2="6.7cm">
          <text:p/>
        </draw:line>
        <draw:frame draw:style-name="gr2" draw:text-style-name="P2" draw:layer="layout" svg:width="4.3cm" svg:height="0.64cm" svg:x="7.4cm" svg:y="5.8cm">
          <draw:text-box>
            <text:p><text:span text:style-name="T1">NOT StartPermissions</text:span></text:p>
          </draw:text-box>
        </draw:frame>
        <draw:ellipse draw:style-name="gr1" draw:text-style-name="P1" xml:id="id5" draw:id="id5" draw:layer="layout" svg:width="2cm" svg:height="0.9cm" svg:x="12.4cm" svg:y="6.6cm">
          <text:p/>
        </draw:ellipse>
        <draw:frame draw:style-name="gr2" draw:text-style-name="P2" xml:id="id6" draw:id="id6" draw:layer="layout" svg:width="1.882cm" svg:height="0.64cm" svg:x="12.518cm" svg:y="6.76cm">
          <draw:text-box>
            <text:p><text:span text:style-name="T1">Paused</text:span></text:p>
          </draw:text-box>
        </draw:frame>
        <draw:connector draw:style-name="gr11" draw:text-style-name="P1" draw:layer="layout" draw:type="curve" svg:x1="12.472cm" svg:y1="3.19cm" svg:x2="12.4cm" svg:y2="7.05cm" draw:start-shape="id3" draw:start-glue-point="3" draw:end-shape="id5" draw:end-glue-point="3" svg:d="M12472 3190c-859 0-823 3860-72 3860">
          <text:p/>
        </draw:connector>
        <draw:connector draw:style-name="gr11" draw:text-style-name="P1" draw:layer="layout" draw:type="curve" svg:x1="14.4cm" svg:y1="7.08cm" svg:x2="14.472cm" svg:y2="3.22cm" draw:start-shape="id6" draw:start-glue-point="1" draw:end-shape="id4" draw:end-glue-point="1" svg:d="M14400 7080c858 0 822-3860 72-3860">
          <text:p/>
        </draw:connector>
        <draw:line draw:style-name="gr8" draw:text-style-name="P1" draw:layer="layout" svg:x1="11.5cm" svg:y1="5.071cm" svg:x2="12.1cm" svg:y2="5.071cm">
          <text:p/>
        </draw:line>
        <draw:frame draw:style-name="gr12" draw:text-style-name="P4" draw:layer="layout" svg:width="4.033cm" svg:height="1.029cm" svg:x="7.612cm" svg:y="4.45cm">
          <draw:text-box>
            <text:p text:style-name="P3"><text:span text:style-name="T1">cmdPause OR </text:span></text:p>
            <text:p text:style-name="P3"><text:span text:style-name="T1">MaxStepTimer expired</text:span></text:p>
          </draw:text-box>
        </draw:frame>
        <draw:line draw:style-name="gr8" draw:text-style-name="P1" draw:layer="layout" svg:x1="14.8cm" svg:y1="5.1cm" svg:x2="15.4cm" svg:y2="5.1cm">
          <text:p/>
        </draw:line>
        <draw:frame draw:style-name="gr13" draw:text-style-name="P2" draw:layer="layout" svg:width="2.189cm" svg:height="0.7cm" svg:x="15.311cm" svg:y="4.8cm">
          <draw:text-box>
            <text:p><text:span text:style-name="T1">cmd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 B</meta:initial-creator>
    <meta:creation-date>2014-05-14T14:14:05.59</meta:creation-date>
    <dc:date>2020-09-21T09:30:15.01</dc:date>
    <dc:creator>T DB</dc:creator>
    <meta:editing-duration>PT1H16M19S</meta:editing-duration>
    <meta:editing-cycles>10</meta:editing-cycles>
    <meta:generator>OpenOffice/4.1.7$Win32 OpenOffice.org_project/417m1$Build-9800</meta:generator>
    <meta:document-statistic meta:object-count="26"/>
  </office:meta>
</office:document-meta>
</file>